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8pt" officeooo:rsid="000901de" officeooo:paragraph-rsid="000901de" style:font-size-asian="28pt" style:font-size-complex="28pt"/>
    </style:style>
    <style:style style:name="P2" style:family="paragraph" style:parent-style-name="Standard">
      <style:text-properties fo:font-size="28pt" fo:font-style="italic" style:text-underline-style="solid" style:text-underline-width="auto" style:text-underline-color="font-color" fo:font-weight="bold" officeooo:rsid="000901de" officeooo:paragraph-rsid="000901de" style:font-size-asian="28pt" style:font-style-asian="italic" style:font-weight-asian="bold" style:font-size-complex="28pt" style:font-style-complex="italic" style:font-weight-complex="bold"/>
    </style:style>
    <style:style style:name="P3" style:family="paragraph" style:parent-style-name="Standard">
      <style:text-properties fo:font-size="28pt" fo:font-style="italic" style:text-underline-style="solid" style:text-underline-width="auto" style:text-underline-color="font-color" fo:font-weight="bold" officeooo:rsid="000901de" officeooo:paragraph-rsid="000b9b75" style:font-size-asian="28pt" style:font-style-asian="italic" style:font-weight-asian="bold" style:font-size-complex="28pt" style:font-style-complex="italic" style:font-weight-complex="bold"/>
    </style:style>
    <style:style style:name="P4" style:family="paragraph" style:parent-style-name="Standard">
      <style:text-properties fo:font-size="28pt" fo:font-style="italic" style:text-underline-style="solid" style:text-underline-width="auto" style:text-underline-color="font-color" fo:font-weight="bold" officeooo:rsid="000ad4f0" officeooo:paragraph-rsid="000ad4f0" style:font-size-asian="28pt" style:font-style-asian="italic" style:font-weight-asian="bold" style:font-size-complex="28pt" style:font-style-complex="italic" style:font-weight-complex="bold"/>
    </style:style>
    <style:style style:name="P5" style:family="paragraph" style:parent-style-name="Standard">
      <style:text-properties fo:font-size="28pt" fo:font-style="italic" style:text-underline-style="solid" style:text-underline-width="auto" style:text-underline-color="font-color" fo:font-weight="bold" officeooo:rsid="000b9b75" officeooo:paragraph-rsid="000901de" style:font-size-asian="28pt" style:font-style-asian="italic" style:font-weight-asian="bold" style:font-size-complex="28pt" style:font-style-complex="italic" style:font-weight-complex="bold"/>
    </style:style>
    <style:style style:name="P6" style:family="paragraph" style:parent-style-name="Standard">
      <style:text-properties fo:font-size="28pt" fo:font-style="italic" style:text-underline-style="solid" style:text-underline-width="auto" style:text-underline-color="font-color" fo:font-weight="bold" officeooo:rsid="000b9b75" officeooo:paragraph-rsid="000b9b75" style:font-size-asian="28pt" style:font-style-asian="italic" style:font-weight-asian="bold" style:font-size-complex="28pt" style:font-style-complex="italic" style:font-weight-complex="bold"/>
    </style:style>
    <style:style style:name="P7" style:family="paragraph" style:parent-style-name="Standard">
      <style:text-properties fo:font-size="28pt" fo:font-style="italic" style:text-underline-style="solid" style:text-underline-width="auto" style:text-underline-color="font-color" fo:font-weight="normal" officeooo:rsid="000901de" officeooo:paragraph-rsid="000901de" style:font-size-asian="28pt" style:font-style-asian="italic" style:font-weight-asian="normal" style:font-size-complex="28pt" style:font-style-complex="italic" style:font-weight-complex="normal"/>
    </style:style>
    <style:style style:name="P8" style:family="paragraph" style:parent-style-name="Standard">
      <style:text-properties fo:font-size="12pt" fo:font-style="normal" style:text-underline-style="none" fo:font-weight="normal" officeooo:rsid="000901de" officeooo:paragraph-rsid="000901de"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0901de" officeooo:paragraph-rsid="000ad4f0"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0ad4f0" officeooo:paragraph-rsid="000ad4f0"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0ad4f0" officeooo:paragraph-rsid="000ad4f0" style:font-size-asian="10.5pt" style:font-style-asian="normal" style:font-weight-asian="normal" style:font-size-complex="12pt" style:font-style-complex="normal" style:font-weight-complex="normal"/>
    </style:style>
    <style:style style:name="P12" style:family="paragraph" style:parent-style-name="Standard">
      <style:text-properties fo:font-size="28pt" fo:font-style="italic" style:text-underline-style="solid" style:text-underline-width="auto" style:text-underline-color="font-color" fo:font-weight="bold" officeooo:rsid="000b9b75" officeooo:paragraph-rsid="000f85e3" style:font-size-asian="28pt" style:font-style-asian="italic" style:font-weight-asian="bold" style:font-size-complex="28pt" style:font-style-complex="italic" style:font-weight-complex="bold"/>
    </style:style>
    <style:style style:name="P13" style:family="paragraph" style:parent-style-name="Text_20_body" style:list-style-name="L1"/>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2"/>
    <style:style style:name="P16" style:family="paragraph" style:parent-style-name="Text_20_body" style:list-style-name="L2">
      <style:paragraph-properties fo:margin-top="0in" fo:margin-bottom="0in" style:contextual-spacing="false"/>
    </style:style>
    <style:style style:name="P17" style:family="paragraph" style:parent-style-name="Text_20_body" style:list-style-name="L3"/>
    <style:style style:name="P18" style:family="paragraph" style:parent-style-name="Text_20_body" style:list-style-name="L3">
      <style:paragraph-properties fo:margin-top="0in" fo:margin-bottom="0in" style:contextual-spacing="false"/>
    </style:style>
    <style:style style:name="P19" style:family="paragraph" style:parent-style-name="Text_20_body" style:list-style-name="L4"/>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5"/>
    <style:style style:name="P22" style:family="paragraph" style:parent-style-name="Text_20_body" style:list-style-name="L5">
      <style:paragraph-properties fo:margin-top="0in" fo:margin-bottom="0in" style:contextual-spacing="false"/>
    </style:style>
    <style:style style:name="P23" style:family="paragraph" style:parent-style-name="Text_20_body" style:list-style-name="L6"/>
    <style:style style:name="P24" style:family="paragraph" style:parent-style-name="Text_20_body" style:list-style-name="L6">
      <style:paragraph-properties fo:margin-top="0in" fo:margin-bottom="0in" style:contextual-spacing="false"/>
    </style:style>
    <style:style style:name="P25" style:family="paragraph" style:parent-style-name="Text_20_body" style:list-style-name="L7"/>
    <style:style style:name="P26" style:family="paragraph" style:parent-style-name="Text_20_body" style:list-style-name="L7">
      <style:paragraph-properties fo:margin-top="0in" fo:margin-bottom="0in" style:contextual-spacing="false"/>
    </style:style>
    <style:style style:name="P27" style:family="paragraph" style:parent-style-name="Text_20_body" style:list-style-name="L8"/>
    <style:style style:name="P28" style:family="paragraph" style:parent-style-name="Text_20_body" style:list-style-name="L8">
      <style:paragraph-properties fo:margin-top="0in" fo:margin-bottom="0in" style:contextual-spacing="false"/>
    </style:style>
    <style:style style:name="P29" style:family="paragraph" style:parent-style-name="Text_20_body" style:list-style-name="L9"/>
    <style:style style:name="P30" style:family="paragraph" style:parent-style-name="Text_20_body" style:list-style-name="L9">
      <style:paragraph-properties fo:margin-top="0in" fo:margin-bottom="0in" style:contextual-spacing="false"/>
    </style:style>
    <style:style style:name="P31" style:family="paragraph" style:parent-style-name="Text_20_body" style:list-style-name="L10"/>
    <style:style style:name="P32" style:family="paragraph" style:parent-style-name="Text_20_body" style:list-style-name="L10">
      <style:paragraph-properties fo:margin-top="0in" fo:margin-bottom="0in" style:contextual-spacing="false"/>
    </style:style>
    <style:style style:name="P33" style:family="paragraph" style:parent-style-name="Text_20_body" style:list-style-name="L11"/>
    <style:style style:name="P34" style:family="paragraph" style:parent-style-name="Text_20_body" style:list-style-name="L11">
      <style:paragraph-properties fo:margin-top="0in" fo:margin-bottom="0in" style:contextual-spacing="false"/>
    </style:style>
    <style:style style:name="T1" style:family="text">
      <style:text-properties officeooo:rsid="000ad4f0"/>
    </style:style>
    <style:style style:name="T2" style:family="text">
      <style:text-properties officeooo:rsid="000d2ff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raining efficiently in a restaurant involves a well-structured approach that balances preparation, hands-on experience, and ongoing feedback. Here's a detailed guide on how to train restaurant staff efficiently:</text:p>
      <text:h text:style-name="Heading_20_3" text:outline-level="3">1. <text:span text:style-name="Strong_20_Emphasis">Create a Structured Training Plan</text:span></text:h>
      <text:list text:style-name="L1">
        <text:list-item>
          <text:p text:style-name="P14"><text:span text:style-name="Strong_20_Emphasis">Identify Core Skills</text:span>: Determine the essential skills required for each role (e.g., servers, cooks, hosts). These may include customer service, food safety, POS system knowledge, and teamwork.</text:p>
        </text:list-item>
        <text:list-item>
          <text:p text:style-name="P14"><text:span text:style-name="Strong_20_Emphasis">Break Down the Training Process</text:span>: Divide the training into manageable sections. Start with basic skills and gradually increase complexity. For example, for servers, start with menu knowledge, followed by order taking, food delivery, and handling customer complaints.</text:p>
        </text:list-item>
        <text:list-item>
          <text:p text:style-name="P13"><text:span text:style-name="Strong_20_Emphasis">Set Goals &amp; Milestones</text:span>: Set clear, measurable objectives for each training phase. These could be based on time (e.g., completing training within one week) or proficiency (e.g., mastering the POS system).</text:p>
        </text:list-item>
      </text:list>
      <text:h text:style-name="Heading_20_3" text:outline-level="3">2. <text:span text:style-name="Strong_20_Emphasis">Combine Theoretical and Practical Training</text:span></text:h>
      <text:list text:style-name="L2">
        <text:list-item>
          <text:p text:style-name="P16"><text:span text:style-name="Strong_20_Emphasis">Theoretical Training</text:span>: Begin with an orientation that covers restaurant policies, health and safety regulations, food handling procedures, and customer service standards.</text:p>
        </text:list-item>
        <text:list-item>
          <text:p text:style-name="P15"><text:span text:style-name="Strong_20_Emphasis">Practical Training</text:span>: Allow trainees to work alongside experienced staff to practice what they've learned. Pairing them with a mentor can boost learning speed. Ensure they spend time in every area of the restaurant (kitchen, front-of-house, bar, etc.) if possible, to understand the full workflow.</text:p>
        </text:list-item>
      </text:list>
      <text:h text:style-name="Heading_20_3" text:outline-level="3">3. <text:span text:style-name="Strong_20_Emphasis">Job Shadowing</text:span></text:h>
      <text:list text:style-name="L3">
        <text:list-item>
          <text:p text:style-name="P18"><text:span text:style-name="Strong_20_Emphasis">Mentor Approach</text:span>: Assign each trainee a mentor to shadow for a set amount of time. This allows them to observe real-life scenarios, learn the pace, and see problem-solving in action.</text:p>
        </text:list-item>
        <text:list-item>
          <text:p text:style-name="P17"><text:span text:style-name="Strong_20_Emphasis">Hands-on Learning</text:span>: Let them gradually take on small responsibilities under supervision, like taking drink orders or setting tables, before they move to more complex tasks.</text:p>
        </text:list-item>
      </text:list>
      <text:h text:style-name="Heading_20_3" text:outline-level="3">4. <text:span text:style-name="Strong_20_Emphasis">Use Checklists and Standard Operating Procedures (SOPs)</text:span></text:h>
      <text:list text:style-name="L4">
        <text:list-item>
          <text:p text:style-name="P20"><text:span text:style-name="Strong_20_Emphasis">Create Checklists</text:span>: Provide checklists for each role to ensure all tasks are covered and nothing is overlooked. For example, a server checklist could include greeting the customer, explaining the menu, taking orders, and clearing tables.</text:p>
        </text:list-item>
        <text:list-item>
          <text:p text:style-name="P19"><text:span text:style-name="Strong_20_Emphasis">Standard Operating Procedures (SOPs)</text:span>: Document all operational procedures (e.g., how to handle difficult customers or prepare specific dishes) and make sure trainees review them regularly.</text:p>
        </text:list-item>
      </text:list>
      <text:h text:style-name="Heading_20_3" text:outline-level="3">5. <text:span text:style-name="Strong_20_Emphasis">Simulate Real Scenarios</text:span></text:h>
      <text:list text:style-name="L5">
        <text:list-item>
          <text:p text:style-name="P22"><text:span text:style-name="Strong_20_Emphasis">Mock Service</text:span>: Run practice scenarios (role-playing) where trainees can practice interacting with customers, handling complaints, or managing busy times.</text:p>
        </text:list-item>
        <text:list-item>
          <text:p text:style-name="P21"><text:soft-page-break/><text:span text:style-name="Strong_20_Emphasis">Stress Testing</text:span>: Simulate peak hours to expose trainees to high-pressure situations and teach them how to manage stress, prioritize tasks, and communicate effectively.</text:p>
        </text:list-item>
      </text:list>
      <text:h text:style-name="Heading_20_3" text:outline-level="3">6. <text:span text:style-name="Strong_20_Emphasis">Use Technology</text:span></text:h>
      <text:list text:style-name="L6">
        <text:list-item>
          <text:p text:style-name="P24"><text:span text:style-name="Strong_20_Emphasis">POS System Practice</text:span>: Let trainees use the POS system for practice orders, which helps them become familiar with it before dealing with actual customers.</text:p>
        </text:list-item>
        <text:list-item>
          <text:p text:style-name="P24"><text:span text:style-name="Strong_20_Emphasis">Training Videos</text:span>: Use online videos or training apps to reinforce concepts and allow for self-paced learning. They can be reviewed at any time to refresh knowledge.</text:p>
        </text:list-item>
        <text:list-item>
          <text:p text:style-name="P23"><text:span text:style-name="Strong_20_Emphasis">Online Assessments</text:span>: Set up quizzes and knowledge assessments to ensure staff understand the basics (e.g., food allergies, drink pairings, menu descriptions).</text:p>
        </text:list-item>
      </text:list>
      <text:h text:style-name="Heading_20_3" text:outline-level="3">7. <text:span text:style-name="Strong_20_Emphasis">Provide Immediate Feedback</text:span></text:h>
      <text:list text:style-name="L7">
        <text:list-item>
          <text:p text:style-name="P26"><text:span text:style-name="Strong_20_Emphasis">Real-Time Feedback</text:span>: Give constructive feedback during and after shifts. Correct mistakes immediately and highlight areas of improvement.</text:p>
        </text:list-item>
        <text:list-item>
          <text:p text:style-name="P26"><text:span text:style-name="Strong_20_Emphasis">Positive Reinforcement</text:span>: Praise efforts and improvements. Recognition motivates employees to continue learning and growing.</text:p>
        </text:list-item>
        <text:list-item>
          <text:p text:style-name="P25"><text:span text:style-name="Strong_20_Emphasis">Regular Reviews</text:span>: Conduct formal evaluations at the end of training periods to assess strengths, weaknesses, and areas needing further focus.</text:p>
        </text:list-item>
      </text:list>
      <text:h text:style-name="Heading_20_3" text:outline-level="3">8. <text:span text:style-name="Strong_20_Emphasis">Promote Teamwork</text:span></text:h>
      <text:list text:style-name="L8">
        <text:list-item>
          <text:p text:style-name="P28"><text:span text:style-name="Strong_20_Emphasis">Encourage Communication</text:span>: Ensure that new hires understand the importance of communication with kitchen staff, management, and fellow servers.</text:p>
        </text:list-item>
        <text:list-item>
          <text:p text:style-name="P27"><text:span text:style-name="Strong_20_Emphasis">Collaborative Training</text:span>: Allow new staff to train together in teams, fostering collaboration and camaraderie. This will help them work better in a high-pressure environment.</text:p>
        </text:list-item>
      </text:list>
      <text:h text:style-name="Heading_20_3" text:outline-level="3">9. <text:span text:style-name="Strong_20_Emphasis">Cross-Training</text:span></text:h>
      <text:list text:style-name="L9">
        <text:list-item>
          <text:p text:style-name="P30"><text:span text:style-name="Strong_20_Emphasis">Teach Multiple Roles</text:span>: Cross-train staff in different positions (e.g., kitchen staff learning how to wait tables). This creates a versatile team and provides more flexibility during busy hours.</text:p>
        </text:list-item>
        <text:list-item>
          <text:p text:style-name="P29"><text:span text:style-name="Strong_20_Emphasis">Job Rotation</text:span>: Allow employees to rotate between different positions so they get a well-rounded understanding of the restaurant’s operations.</text:p>
        </text:list-item>
      </text:list>
      <text:h text:style-name="Heading_20_3" text:outline-level="3">10. <text:span text:style-name="Strong_20_Emphasis">Ongoing Training &amp; Development</text:span></text:h>
      <text:list text:style-name="L10">
        <text:list-item>
          <text:p text:style-name="P32"><text:span text:style-name="Strong_20_Emphasis">Continuous Learning</text:span>: Offer refresher courses and advanced training to staff after their initial training period. This keeps skills sharp and helps employees grow within the company.</text:p>
        </text:list-item>
        <text:list-item>
          <text:p text:style-name="P31"><text:span text:style-name="Strong_20_Emphasis">Industry Updates</text:span>: Keep staff informed about new menu items, seasonal changes, and any food or service trends that might affect the restaurant.</text:p>
        </text:list-item>
      </text:list>
      <text:h text:style-name="Heading_20_3" text:outline-level="3">11. <text:span text:style-name="Strong_20_Emphasis">Create a Positive Learning Environment</text:span></text:h>
      <text:list text:style-name="L11">
        <text:list-item>
          <text:p text:style-name="P34"><text:span text:style-name="Strong_20_Emphasis">Foster Supportive Atmosphere</text:span>: Make sure your training environment is supportive and encouraging. Allow new staff to ask questions and make mistakes without fear of harsh judgment.</text:p>
        </text:list-item>
        <text:list-item>
          <text:p text:style-name="P33"><text:soft-page-break/><text:span text:style-name="Strong_20_Emphasis">Promote a Positive Culture</text:span>: Make training enjoyable, and encourage staff to form bonds. A positive environment leads to better retention and more engaged employees.</text:p>
        </text:list-item>
      </text:list>
      <text:p text:style-name="Text_20_body">By combining these strategies—clear planning, practical experience, feedback, and ongoing development—you’ll create an efficient and effective training program that benefits both the staff and the restaurant.</text:p>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Required Server Training/Knowledge</text:p>
      <text:p text:style-name="P1"/>
      <text:p text:style-name="P7">Checklist Day 1</text:p>
      <text:p text:style-name="P8"/>
      <text:p text:style-name="P8"/>
      <text:p text:style-name="P8">___ Review Seaside Grill history – opening on 12/12/2023</text:p>
      <text:p text:style-name="P8">___ Review menu items</text:p>
      <text:p text:style-name="P8">___ Review all sauces</text:p>
      <text:p text:style-name="P8">___ Review all salads</text:p>
      <text:p text:style-name="P8">___ Review all desserts</text:p>
      <text:p text:style-name="P8">___ Review all house made items</text:p>
      <text:p text:style-name="P8">___ Review greetings</text:p>
      <text:p text:style-name="P8">___ Review handheld operation</text:p>
      <text:p text:style-name="P8">___ Review bathroom hand washing</text:p>
      <text:p text:style-name="P8">___ Review NAB</text:p>
      <text:p text:style-name="P8">___ Review alcohol </text:p>
      <text:p text:style-name="P8">___ Review operating hours, opening and closing times. Breakfast times. Lunch times.</text:p>
      <text:p text:style-name="P8">___ Review flow of serving, who tells them to order tickets &amp; when to go on a wait.</text:p>
      <text:p text:style-name="P10">___ Review coursing items</text:p>
      <text:p text:style-name="P10">___ Review transferring tables</text:p>
      <text:p text:style-name="P10">___ Review moving tables</text:p>
      <text:p text:style-name="P10">___ Review combining tables</text:p>
      <text:p text:style-name="P10">___ Review table numbers</text:p>
      <text:p text:style-name="P10">___ Review seat numbers</text:p>
      <text:p text:style-name="P5"/>
      <text:p text:style-name="P6">Pass-<text:span text:style-name="T2">along</text:span> Notes:</text:p>
      <text:p text:style-name="P2"/>
      <text:p text:style-name="P2"/>
      <text:p text:style-name="P2"/>
      <text:p text:style-name="P2"/>
      <text:p text:style-name="P2"/>
      <text:p text:style-name="P2"/>
      <text:p text:style-name="P2"/>
      <text:p text:style-name="P3"><text:soft-page-break/><text:line-break/></text:p>
      <text:p text:style-name="P3">Checklist Day 2</text:p>
      <text:p text:style-name="P8"/>
      <text:p text:style-name="P8">___ Review handheld operation</text:p>
      <text:p text:style-name="P8">___ Show proficiency in the menu items, sauces, products we offer</text:p>
      <text:p text:style-name="P9">___ <text:span text:style-name="T1">Show proficiency in seat and table numbers</text:span></text:p>
      <text:p text:style-name="P10">___ Review expo operation/necessary steps when operating without expo</text:p>
      <text:p text:style-name="P10">___ <text:span text:style-name="T2">Potential hands on, taking orders with guests. Requires approval by manager.</text:span></text:p>
      <text:p text:style-name="P10"/>
      <text:p text:style-name="P10"/>
      <text:p text:style-name="P10"/>
      <text:p text:style-name="P10"/>
      <text:p text:style-name="P10"/>
      <text:p text:style-name="P10"/>
      <text:p text:style-name="P10"/>
      <text:p text:style-name="P10"/>
      <text:p text:style-name="P10"/>
      <text:p text:style-name="P10"/>
      <text:p text:style-name="P12">Pass-<text:span text:style-name="T2">along</text:span> Notes:</text:p>
      <text:p text:style-name="P4"/>
      <text:p text:style-name="P2"/>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08:51:21.617000000</meta:creation-date>
    <dc:date>2025-03-21T21:42:54.065823830</dc:date>
    <meta:editing-duration>P4DT30M38S</meta:editing-duration>
    <meta:editing-cycles>7</meta:editing-cycles>
    <meta:generator>Collabora_Office/24.04.12.3$Linux_X86_64 LibreOffice_project/cdbb588dce1448eeb5d099e24eae781cbba4578f</meta:generator>
    <meta:print-date>2025-03-10T08:51:00.793000000</meta:print-date>
    <meta:document-statistic meta:table-count="0" meta:image-count="0" meta:object-count="0" meta:page-count="5" meta:paragraph-count="68" meta:word-count="916" meta:character-count="6177" meta:non-whitespace-character-count="5352"/>
  </office:meta>
</office:document-meta>
</file>